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B3D900006889264DC55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style:language-asian="pl" style:country-asian="PL" style:language-complex="ar" style:country-complex="SA"/>
    </style:style>
    <style:style style:name="P4" style:family="paragraph" style:parent-style-name="Standard">
      <style:paragraph-properties fo:margin-top="0.0835in" fo:margin-bottom="0.0835in" fo:text-align="justify" style:justify-single-word="false"/>
      <style:text-properties fo:font-style="italic" fo:font-weight="bold" style:language-asian="pl" style:country-asian="PL" style:font-style-asian="italic" style:font-weight-asian="bold" style:language-complex="ar" style:country-complex="SA" style:font-style-complex="italic" style:font-weight-complex="bold"/>
    </style:style>
    <style:style style:name="P5" style:family="paragraph" style:parent-style-name="Standard">
      <style:paragraph-properties fo:margin-top="0.0835in" fo:margin-bottom="0.0835in" fo:text-align="start" style:justify-single-word="false"/>
      <style:text-properties style:language-asian="pl" style:country-asian="PL" style:language-complex="ar" style:country-complex="SA"/>
    </style:style>
    <style:style style:name="P6" style:family="paragraph" style:parent-style-name="Standard">
      <style:paragraph-properties fo:margin-top="0.0835in" fo:margin-bottom="0.0835in" fo:text-align="justify" style:justify-single-word="false"/>
      <style:text-properties style:language-asian="pl" style:country-asian="PL" style:language-complex="ar" style:country-complex="SA"/>
    </style:style>
    <style:style style:name="P7" style:family="paragraph" style:parent-style-name="Standard">
      <style:paragraph-properties fo:margin-top="0.0835in" fo:margin-bottom="0.0835in" fo:text-align="start" style:justify-single-word="false"/>
    </style:style>
    <style:style style:name="P8" style:family="paragraph" style:parent-style-name="Standard">
      <style:paragraph-properties fo:margin-top="0in" fo:margin-bottom="0.0835in"/>
      <style:text-properties style:language-asian="pl" style:country-asian="PL" style:language-complex="ar" style:country-complex="SA"/>
    </style:style>
    <style:style style:name="P9" style:family="paragraph" style:parent-style-name="Standard">
      <style:paragraph-properties fo:margin-top="0in" fo:margin-bottom="0.0835in"/>
      <style:text-properties fo:font-weight="normal" style:language-asian="pl" style:country-asian="PL" style:font-weight-asian="normal" style:language-complex="ar" style:country-complex="SA" style:font-weight-complex="normal"/>
    </style:style>
    <style:style style:name="P10" style:family="paragraph" style:parent-style-name="Standard" style:list-style-name="L1">
      <style:paragraph-properties fo:margin-top="0in" fo:margin-bottom="0.0835in"/>
      <style:text-properties fo:font-weight="normal" style:language-asian="pl" style:country-asian="PL" style:font-weight-asian="normal" style:language-complex="ar" style:country-complex="SA" style:font-weight-complex="normal"/>
    </style:style>
    <style:style style:name="P11" style:family="paragraph" style:parent-style-name="Standard" style:list-style-name="WW8Num7">
      <style:paragraph-properties fo:margin-left="0.4957in" fo:margin-right="0in" fo:margin-top="0.0835in" fo:margin-bottom="0.0835in" fo:text-indent="-0.248in" style:auto-text-indent="false"/>
    </style:style>
    <style:style style:name="P12" style:family="paragraph" style:parent-style-name="Standard" style:list-style-name="WW8Num7">
      <style:paragraph-properties fo:margin-left="0.4957in" fo:margin-right="0in" fo:margin-top="0.0835in" fo:margin-bottom="0.0835in" fo:text-align="start" style:justify-single-word="false" fo:text-indent="-0.248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pl" style:country-asian="PL" style:font-weight-asian="bold" style:language-complex="ar" style:country-complex="SA"/>
    </style:style>
    <style:style style:name="T3" style:family="text">
      <style:text-properties fo:font-weight="bold" style:language-asian="pl" style:country-asian="PL" style:font-weight-asian="bold" style:language-complex="ar" style:country-complex="SA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language-asian="pl" style:country-asian="PL" style:language-complex="ar" style:country-complex="SA"/>
    </style:style>
    <style:style style:name="T7" style:family="text">
      <style:text-properties fo:font-style="italic" style:language-asian="pl" style:country-asian="PL" style:font-style-asian="italic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earning goals</text:h>
      <text:p text:style-name="P1">Definition: A learning goal states what students will be able to <text:span text:style-name="T5">do</text:span> after a lesson.</text:p>
      <text:p text:style-name="P8">Learning goals are your starting point for preparing lessons. They differ from a <text:span text:style-name="T1">syllabus</text:span><text:span text:style-name="T4">, which is a list of topics. Given a syllabus, you can start creating learning goals. </text:span></text:p>
      <text:p text:style-name="P9">Example:</text:p>
      <text:p text:style-name="P9">Given a list of topics from the field of carbohydrates, you could formulate as learning goals:</text:p>
      <text:list xml:id="list20702808382" text:style-name="L1">
        <text:list-item>
          <text:p text:style-name="P10">Students can draw the chemical structure of glucose.</text:p>
        </text:list-item>
        <text:list-item>
          <text:p text:style-name="P10">Students can recognize fructose, ribose, and saccharose.</text:p>
        </text:list-item>
        <text:list-item>
          <text:p text:style-name="P10">Students can define N- and O-glycosidic bonds.</text:p>
        </text:list-item>
        <text:list-item>
          <text:p text:style-name="P10">Students can calculate the energy gained from glucose.</text:p>
        </text:list-item>
        <text:list-item>
          <text:p text:style-name="P10">Students can evaluate whether their own nutrition is healthy.</text:p>
        </text:list-item>
      </text:list>
      <text:p text:style-name="P8"/>
      <text:p text:style-name="P3">Three basic categories of goals can be distinguished:</text:p>
      <text:list xml:id="list1077602563" text:style-name="WW8Num7">
        <text:list-item>
          <text:p text:style-name="P11"><text:span text:style-name="T6">The students can </text:span><text:span text:style-name="T3">reproduce</text:span><text:span text:style-name="T6"> knowledge (define, name, list, explain, draw etc.). </text:span></text:p>
          <text:p text:style-name="P11"><text:span text:style-name="T3">Example: </text:span><text:span text:style-name="T7">“Students can draw the structure of glucose.”</text:span></text:p>
        </text:list-item>
        <text:list-item>
          <text:p text:style-name="P11"><text:span text:style-name="T6">The students can</text:span><text:span text:style-name="T2"> apply</text:span><text:span text:style-name="T6"> a skill or scientific model (calculate, apply, conduct an experiment, observe, record, write etc.).</text:span></text:p>
          <text:p text:style-name="P11"><text:span text:style-name="T3">Example:</text:span><text:span text:style-name="T6"> </text:span><text:span text:style-name="T7">“Students can calculate the energy gained from glucose.”</text:span></text:p>
        </text:list-item>
        <text:list-item>
          <text:p text:style-name="P12"><text:span text:style-name="T6">The students can </text:span><text:span text:style-name="T3">evaluate </text:span><text:span text:style-name="T6">information (judge, test, or discuss a model).</text:span></text:p>
          <text:p text:style-name="P12"><text:span text:style-name="T3">Example:</text:span><text:span text:style-name="T6"> </text:span><text:span text:style-name="T7">“Students can evaluate whether their own nutrition is healthy.”</text:span></text:p>
        </text:list-item>
      </text:list>
      <text:p text:style-name="P7"/>
      <text:p text:style-name="P7">A balanced lesson should contain a lot of learning goals <text:span text:style-name="T1">reproducing</text:span><text:span text:style-name="T4"> knowledge, less for </text:span><text:span text:style-name="T1">applying</text:span><text:span text:style-name="T4">, and few for evaluating.</text:span></text:p>
      <text:p text:style-name="P6">Adult learners usually have their own personal goals. They are a main source of their motivation. Finding out what students want and relate the learning goals to the students' intrinsic motivation is therefore a good path to successful teaching.</text:p>
      <text:p text:style-name="P6"/>
      <text:p text:style-name="P5"/>
      <text:p text:style-name="P5"/>
      <text:h text:style-name="Heading_20_2" text:outline-level="2"><text:soft-page-break/>Bloom's taxonomy of cognitive domains</text:h>
      <text:p text:style-name="P5">A more detailed categorization of learning goals is given in <text:span text:style-name="T1">Bloom's taxonomy of cognitive Domains</text:span><text:span text:style-name="T4">:</text:span></text:p>
      <text:p text:style-name="P4"><draw:frame draw:style-name="fr1" draw:name="Grafik6" text:anchor-type="paragraph" svg:width="6.3in" svg:height="3.6618in" draw:z-index="0"><draw:image xlink:href="Pictures/200000070000B3D900006889264DC558.svm" xlink:type="simple" xlink:show="embed" xlink:actuate="onLoad"/></draw:frame>Bloom's taxonomy of cognitive doma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7:40:59</meta:creation-date>
    <dc:date>2014-10-27T17:42:08</dc:date>
    <dc:creator>Academis </dc:creator>
    <meta:editing-duration>P0D</meta:editing-duration>
    <meta:editing-cycles>1</meta:editing-cycles>
    <meta:document-statistic meta:table-count="0" meta:image-count="1" meta:object-count="0" meta:page-count="2" meta:paragraph-count="22" meta:word-count="268" meta:character-count="1712" meta:non-whitespace-character-count="1472"/>
    <meta:generator>LibreOffice/3.5$Linux_X86_64 LibreOffice_project/350m1$Build-2</meta:generator>
  </office:meta>
</office:document-meta>
</file>